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P1" style:family="paragraph" style:parent-style-name="Standard">
      <style:text-properties style:font-name="DejaVu Sans Condensed2" fo:font-size="12pt" fo:font-weight="bold" officeooo:rsid="0012cc9b" officeooo:paragraph-rsid="0018c2ef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2" fo:font-size="12pt" fo:font-weight="bold" officeooo:rsid="00148c7a" officeooo:paragraph-rsid="0029c0b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2" fo:font-size="12pt" fo:font-weight="bold" officeooo:rsid="00148c7a" officeooo:paragraph-rsid="0018c2ef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2" fo:font-size="12pt" fo:font-weight="bold" officeooo:rsid="0018178b" officeooo:paragraph-rsid="0029c0be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2" fo:font-size="12pt" fo:font-weight="bold" officeooo:rsid="002da520" officeooo:paragraph-rsid="002da520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2" fo:font-size="12pt" fo:font-weight="bold" officeooo:rsid="0012cc9b" officeooo:paragraph-rsid="0029c0be" style:font-size-asian="12pt" style:font-weight-asian="bold" style:font-name-complex="DejaVu Sans Condensed3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2" fo:font-size="12pt" fo:font-weight="normal" officeooo:rsid="0018178b" officeooo:paragraph-rsid="0029c0b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2" fo:font-size="12pt" fo:font-weight="normal" officeooo:rsid="0018178b" officeooo:paragraph-rsid="001a5590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DejaVu Sans Condensed2" fo:font-size="12pt" officeooo:rsid="00148c7a" officeooo:paragraph-rsid="0018c2ef" style:font-size-asian="12pt" style:font-size-complex="12pt"/>
    </style:style>
    <style:style style:name="P10" style:family="paragraph" style:parent-style-name="Standard">
      <style:text-properties style:font-name="DejaVu Sans Condensed2" fo:font-size="12pt" officeooo:rsid="00148c7a" officeooo:paragraph-rsid="00244ba6" style:font-size-asian="12pt" style:font-size-complex="12pt"/>
    </style:style>
    <style:style style:name="P11" style:family="paragraph" style:parent-style-name="Standard">
      <style:text-properties style:font-name="DejaVu Sans Condensed2" fo:font-size="12pt" officeooo:paragraph-rsid="0029c0be" style:font-size-asian="12pt" style:font-size-complex="12pt"/>
    </style:style>
    <style:style style:name="P12" style:family="paragraph" style:parent-style-name="Standard">
      <style:text-properties style:font-name="DejaVu Sans Condensed2" fo:font-size="12pt" officeooo:rsid="001d7543" officeooo:paragraph-rsid="0018c2ef" style:font-size-asian="12pt" style:font-size-complex="12pt"/>
    </style:style>
    <style:style style:name="P13" style:family="paragraph" style:parent-style-name="Standard">
      <style:text-properties style:font-name="DejaVu Sans Condensed2" fo:font-size="12pt" officeooo:rsid="0023ab3b" officeooo:paragraph-rsid="0018c2ef" style:font-size-asian="12pt" style:font-size-complex="12pt"/>
    </style:style>
    <style:style style:name="P14" style:family="paragraph" style:parent-style-name="Standard">
      <style:text-properties style:font-name="DejaVu Sans Condensed2" fo:font-size="12pt" fo:font-style="italic" officeooo:rsid="001d7543" officeooo:paragraph-rsid="0029c0be" style:font-size-asian="12pt" style:font-style-asian="italic" style:font-size-complex="12pt" style:font-style-complex="italic"/>
    </style:style>
    <style:style style:name="P15" style:family="paragraph" style:parent-style-name="Standard">
      <style:text-properties style:font-name="DejaVu Sans Condensed2" officeooo:paragraph-rsid="0029c0be"/>
    </style:style>
    <style:style style:name="P16" style:family="paragraph" style:parent-style-name="Standard">
      <style:text-properties style:font-name="DejaVu Sans Condensed2" officeooo:paragraph-rsid="002f8ced"/>
    </style:style>
    <style:style style:name="P17" style:family="paragraph" style:parent-style-name="Standard">
      <style:paragraph-properties fo:text-align="start" style:justify-single-word="false"/>
      <style:text-properties officeooo:paragraph-rsid="0018c2ef"/>
    </style:style>
    <style:style style:name="P18" style:family="paragraph" style:parent-style-name="Standard" style:list-style-name="L1">
      <style:text-properties style:font-name="DejaVu Sans Condensed2" officeooo:paragraph-rsid="0029c0be"/>
    </style:style>
    <style:style style:name="P19" style:family="paragraph" style:parent-style-name="Standard" style:list-style-name="L1">
      <style:text-properties style:font-name="DejaVu Sans Condensed2" fo:font-size="12pt" officeooo:rsid="00148c7a" officeooo:paragraph-rsid="0029c0be" style:font-size-asian="12pt" style:font-size-complex="12pt"/>
    </style:style>
    <style:style style:name="P20" style:family="paragraph" style:parent-style-name="Standard" style:list-style-name="L3">
      <style:text-properties style:font-name="DejaVu Sans Condensed2" fo:font-size="12pt" officeooo:rsid="00148c7a" officeooo:paragraph-rsid="0029c0be" style:font-size-asian="12pt" style:font-size-complex="12pt"/>
    </style:style>
    <style:style style:name="P21" style:family="paragraph" style:parent-style-name="Standard" style:list-style-name="L4">
      <style:text-properties style:font-name="DejaVu Sans Condensed2" fo:font-size="12pt" officeooo:rsid="0018178b" officeooo:paragraph-rsid="0029c0be" style:font-size-asian="12pt" style:font-size-complex="12pt"/>
    </style:style>
    <style:style style:name="P22" style:family="paragraph" style:parent-style-name="Standard" style:list-style-name="L2">
      <style:text-properties style:font-name="DejaVu Sans Condensed2" fo:font-size="12pt" officeooo:rsid="0031e491" officeooo:paragraph-rsid="0031e491" style:font-size-asian="12pt" style:font-size-complex="12pt"/>
    </style:style>
    <style:style style:name="P2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2" fo:font-size="12pt" officeooo:rsid="0012cc9b" officeooo:paragraph-rsid="002c82cb" style:font-size-asian="12pt" style:font-name-complex="DejaVu Sans Condensed3" style:font-size-complex="12pt"/>
    </style:style>
    <style:style style:name="P24" style:family="paragraph" style:parent-style-name="Standard" style:list-style-name="L8">
      <style:paragraph-properties fo:margin-left="0.5in" fo:margin-right="0in" fo:text-align="start" style:justify-single-word="false" fo:text-indent="-0.25in" style:auto-text-indent="false"/>
      <style:text-properties style:font-name="DejaVu Sans Condensed2" fo:font-size="12pt" officeooo:rsid="0012cc9b" officeooo:paragraph-rsid="002a736c" style:font-size-asian="12pt" style:font-name-complex="DejaVu Sans Condensed3" style:font-size-complex="12pt"/>
    </style:style>
    <style:style style:name="P25" style:family="paragraph" style:parent-style-name="Standard" style:list-style-name="L8">
      <style:paragraph-properties fo:margin-left="0.5in" fo:margin-right="0in" fo:text-align="start" style:justify-single-word="false" fo:text-indent="-0.25in" style:auto-text-indent="false"/>
      <style:text-properties style:font-name="DejaVu Sans Condensed2" fo:font-size="12pt" officeooo:rsid="002da520" officeooo:paragraph-rsid="002da520" style:font-size-asian="12pt" style:font-name-complex="DejaVu Sans Condensed3" style:font-size-complex="12pt"/>
    </style:style>
    <style:style style:name="P26" style:family="paragraph" style:parent-style-name="Standard" style:list-style-name="L6">
      <style:text-properties style:font-name="DejaVu Sans Condensed2" fo:font-size="12pt" fo:font-weight="normal" officeooo:rsid="002aa824" officeooo:paragraph-rsid="002da520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text-properties style:font-name="DejaVu Sans Condensed2" officeooo:paragraph-rsid="0029c0be"/>
    </style:style>
    <style:style style:name="P28" style:family="paragraph" style:parent-style-name="Standard" style:list-style-name="L5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da520" style:font-name-complex="DejaVu Sans Condensed3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c82cb" style:font-name-complex="DejaVu Sans Condensed3"/>
    </style:style>
    <style:style style:name="P30" style:family="paragraph" style:parent-style-name="Standard" style:list-style-name="L8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9c0be" style:font-name-complex="DejaVu Sans Condensed3"/>
    </style:style>
    <style:style style:name="P31" style:family="paragraph" style:parent-style-name="Standard" style:list-style-name="L8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a736c" style:font-name-complex="DejaVu Sans Condensed3"/>
    </style:style>
    <style:style style:name="P32" style:family="paragraph" style:parent-style-name="Standard" style:list-style-name="L5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da520"/>
    </style:style>
    <style:style style:name="P33" style:family="paragraph" style:parent-style-name="Standard" style:list-style-name="L7">
      <style:text-properties style:font-name="DejaVu Sans Condensed2" officeooo:paragraph-rsid="0029c0be"/>
    </style:style>
    <style:style style:name="P34" style:family="paragraph" style:parent-style-name="Standard" style:list-style-name="L7">
      <style:text-properties style:font-name="DejaVu Sans Condensed2" fo:font-weight="normal" officeooo:rsid="0023ab3b" officeooo:paragraph-rsid="0029c0be" style:font-weight-asian="normal" style:font-weight-complex="normal"/>
    </style:style>
    <style:style style:name="T1" style:family="text">
      <style:text-properties officeooo:rsid="00148c7a"/>
    </style:style>
    <style:style style:name="T2" style:family="text">
      <style:text-properties style:font-name="DejaVu Sans Condensed2" fo:font-size="12pt" fo:font-weight="bold" officeooo:rsid="001f2cb5" style:font-size-asian="12pt" style:font-weight-asian="bold" style:font-size-complex="12pt" style:font-weight-complex="bold"/>
    </style:style>
    <style:style style:name="T3" style:family="text">
      <style:text-properties style:font-name="DejaVu Sans Condensed2" fo:font-size="12pt" fo:font-weight="bold" officeooo:rsid="001b1bbd" style:font-size-asian="12pt" style:font-weight-asian="bold" style:font-size-complex="12pt" style:font-weight-complex="bold"/>
    </style:style>
    <style:style style:name="T4" style:family="text">
      <style:text-properties style:font-name="DejaVu Sans Condensed2" fo:font-size="12pt" fo:font-weight="bold" officeooo:rsid="001d7c1c" style:font-size-asian="12pt" style:font-weight-asian="bold" style:font-size-complex="12pt" style:font-weight-complex="bold"/>
    </style:style>
    <style:style style:name="T5" style:family="text">
      <style:text-properties style:font-name="DejaVu Sans Condensed2" fo:font-size="12pt" fo:font-weight="bold" officeooo:rsid="0018178b" style:font-size-asian="12pt" style:font-weight-asian="bold" style:font-size-complex="12pt" style:font-weight-complex="bold"/>
    </style:style>
    <style:style style:name="T6" style:family="text">
      <style:text-properties style:font-name="DejaVu Sans Condensed2" fo:font-size="12pt" fo:font-weight="bold" officeooo:rsid="00220fa1" style:font-size-asian="12pt" style:font-weight-asian="bold" style:font-size-complex="12pt" style:font-weight-complex="bold"/>
    </style:style>
    <style:style style:name="T7" style:family="text">
      <style:text-properties officeooo:rsid="0016828d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6828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da520" style:text-blinking="false" fo:background-color="transparent" loext:char-shading-value="0"/>
    </style:style>
    <style:style style:name="T10" style:family="text">
      <style:text-properties officeooo:rsid="001d7543"/>
    </style:style>
    <style:style style:name="T11" style:family="text">
      <style:text-properties officeooo:rsid="0024eef0"/>
    </style:style>
    <style:style style:name="T12" style:family="text">
      <style:text-properties officeooo:rsid="002682e1"/>
    </style:style>
    <style:style style:name="T13" style:family="text">
      <style:text-properties officeooo:rsid="0018178b"/>
    </style:style>
    <style:style style:name="T14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29c0be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2a736c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2aa824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2de90d" style:font-size-asian="12pt" style:font-weight-asian="bold" style:font-size-complex="12pt" style:font-weight-complex="bold"/>
    </style:style>
    <style:style style:name="T23" style:family="text">
      <style:text-properties fo:font-size="12pt" officeooo:rsid="0037d3e1" style:font-size-asian="12pt" style:font-size-complex="12pt"/>
    </style:style>
    <style:style style:name="T24" style:family="text">
      <style:text-properties fo:font-size="12pt" officeooo:rsid="00148c7a" style:font-size-asian="12pt" style:font-size-complex="12pt"/>
    </style:style>
    <style:style style:name="T25" style:family="text">
      <style:text-properties fo:font-size="12pt" officeooo:rsid="0019c0cd" style:font-size-asian="12pt" style:font-size-complex="12pt"/>
    </style:style>
    <style:style style:name="T26" style:family="text">
      <style:text-properties fo:font-size="12pt" officeooo:rsid="00218ddf" style:font-size-asian="12pt" style:font-size-complex="12pt"/>
    </style:style>
    <style:style style:name="T27" style:family="text">
      <style:text-properties fo:font-size="12pt" officeooo:rsid="0016828d" style:font-size-asian="12pt" style:font-size-complex="12pt"/>
    </style:style>
    <style:style style:name="T28" style:family="text">
      <style:text-properties fo:font-size="12pt" officeooo:rsid="002682e1" style:font-size-asian="12pt" style:font-size-complex="12pt"/>
    </style:style>
    <style:style style:name="T29" style:family="text">
      <style:text-properties fo:font-size="12pt" officeooo:rsid="0022408b" style:font-size-asian="12pt" style:font-size-complex="12pt"/>
    </style:style>
    <style:style style:name="T30" style:family="text">
      <style:text-properties fo:font-size="12pt" officeooo:rsid="00204d23" style:font-size-asian="12pt" style:font-size-complex="12pt"/>
    </style:style>
    <style:style style:name="T31" style:family="text">
      <style:text-properties fo:font-size="12pt" officeooo:rsid="002a736c" style:font-size-asian="12pt" style:font-size-complex="12pt"/>
    </style:style>
    <style:style style:name="T32" style:family="text">
      <style:text-properties fo:font-size="12pt" officeooo:rsid="002da520" style:font-size-asian="12pt" style:font-size-complex="12pt"/>
    </style:style>
    <style:style style:name="T33" style:family="text">
      <style:text-properties fo:font-size="12pt" officeooo:rsid="00307da3" style:font-size-asian="12pt" style:font-size-complex="12pt"/>
    </style:style>
    <style:style style:name="T34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37d3e1" style:font-size-asian="12pt" style:font-weight-asian="normal" style:font-size-complex="12pt" style:font-weight-complex="normal"/>
    </style:style>
    <style:style style:name="T36" style:family="text">
      <style:text-properties fo:font-size="12pt" fo:font-style="italic" officeooo:rsid="001d7543" style:font-size-asian="12pt" style:font-style-asian="italic" style:font-size-complex="12pt" style:font-style-complex="italic"/>
    </style:style>
    <style:style style:name="T37" style:family="text">
      <style:text-properties fo:font-size="12pt" fo:font-style="italic" officeooo:rsid="001f92e3" style:font-size-asian="12pt" style:font-style-asian="italic" style:font-size-complex="12pt" style:font-style-complex="italic"/>
    </style:style>
    <style:style style:name="T38" style:family="text">
      <style:text-properties fo:font-size="12pt" fo:font-style="italic" officeooo:rsid="001f92e3" style:font-name-asian="DejaVu Sans Condensed1" style:font-size-asian="12pt" style:font-style-asian="italic" style:font-name-complex="DejaVu Sans Condensed1" style:font-size-complex="12pt" style:font-style-complex="italic"/>
    </style:style>
    <style:style style:name="T39" style:family="text">
      <style:text-properties officeooo:rsid="0037d3e1"/>
    </style:style>
    <style:style style:name="T40" style:family="text">
      <style:text-properties officeooo:rsid="00259558"/>
    </style:style>
    <style:style style:name="T41" style:family="text">
      <style:text-properties officeooo:rsid="003daad9"/>
    </style:style>
    <style:style style:name="T42" style:family="text">
      <style:text-properties officeooo:rsid="0029c0be"/>
    </style:style>
    <style:style style:name="T43" style:family="text">
      <style:text-properties officeooo:rsid="002a736c"/>
    </style:style>
    <style:style style:name="T44" style:family="text">
      <style:text-properties officeooo:rsid="00246d74"/>
    </style:style>
    <style:style style:name="T45" style:family="text">
      <style:text-properties officeooo:rsid="002da520"/>
    </style:style>
    <style:style style:name="T46" style:family="text">
      <style:text-properties style:font-name-complex="DejaVu Sans Condensed3"/>
    </style:style>
    <style:style style:name="T47" style:family="text">
      <style:text-properties officeooo:rsid="0029c0be" style:font-name-complex="DejaVu Sans Condensed3"/>
    </style:style>
    <style:style style:name="T48" style:family="text">
      <style:text-properties officeooo:rsid="002ee38c"/>
    </style:style>
    <style:style style:name="T49" style:family="text">
      <style:text-properties officeooo:rsid="00307da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">1</text:span><text:span text:style-name="T6">0</text:span><text:span text:style-name="T2">1</text:span><text:span text:style-name="T3"> - </text:span><text:span text:style-name="T4">Controls -</text:span><text:span text:style-name="T3"> </text:span><text:span text:style-name="T5">Joystick</text:span></text:p>
      <text:p text:style-name="P8">U=Up, D=Down, F=Forward, B=Backward, L=Left, R=Right, P=Press, S-*=Shift-, L-*=Long-</text:p>
      <text:p text:style-name="P7"/>
      <text:p text:style-name="P2">Trigger</text:p>
      <text:list text:style-name="L1">
        <text:list-item>
          <text:p text:style-name="P18"><text:span text:style-name="T25">P1</text:span><text:span text:style-name="T24">: </text:span><text:span text:style-name="T27">Trigger </text:span><text:span text:style-name="T28">safety bracket ARM</text:span><text:span text:style-name="T27"> (while held)</text:span></text:p>
        </text:list-item>
        <text:list-item>
          <text:p text:style-name="P19">P2: <text:span text:style-name="T7">Weapon release</text:span></text:p>
        </text:list-item>
      </text:list>
      <text:p text:style-name="P2">Flip-down trigger</text:p>
      <text:list text:style-name="L2">
        <text:list-item>
          <text:p text:style-name="P22">Up: T0<text:tab/><text:tab/><text:tab/><text:tab/>Down: T1<text:tab/><text:tab/><text:tab/>Pull: TV Fix</text:p>
        </text:list-item>
      </text:list>
      <text:p text:style-name="P2">Red button</text:p>
      <text:list text:style-name="L3">
        <text:list-item>
          <text:p text:style-name="P20">P: <text:span text:style-name="T8">Weapon release<text:tab/><text:tab/><text:tab/><text:tab/></text:span><text:span text:style-name="T9">S-P 3x: Eject</text:span></text:p>
        </text:list-item>
      </text:list>
      <text:p text:style-name="P16"><text:span text:style-name="T15">Upper </text:span><text:span text:style-name="T16">G</text:span><text:span text:style-name="T15">ray </text:span><text:span text:style-name="T16">B</text:span><text:span text:style-name="T15">utton -- </text:span><text:span text:style-name="T22">Toggle HUD Glass Up/Down</text:span><text:span text:style-name="T15"><text:tab/><text:tab/><text:tab/></text:span><text:span text:style-name="T23"> <text:s/></text:span><text:span text:style-name="T17">Shift</text:span><text:span text:style-name="T34"> Comm</text:span></text:p>
      <text:p text:style-name="P15"><text:span text:style-name="T15">Lower </text:span><text:span text:style-name="T16">G</text:span><text:span text:style-name="T15">ray </text:span><text:span text:style-name="T16">B</text:span><text:span text:style-name="T15">utton</text:span> -- <text:span text:style-name="T26">Reference button (used to set runway heading and autopilot altitude)</text:span></text:p>
      <text:p text:style-name="P4">Trim <text:span text:style-name="T40">H</text:span>at <text:span text:style-name="T41">(</text:span><text:span text:style-name="T42">don't use axis mode</text:span><text:span text:style-name="T41">)</text:span></text:p>
      <text:p text:style-name="P15"><text:span text:style-name="T36">In normal</text:span><text:span text:style-name="T37"> f</text:span><text:span text:style-name="T38">‌</text:span><text:span text:style-name="T37">light</text:span><text:span text:style-name="T36">:</text:span></text:p>
      <text:list xml:id="list3427712169" text:style-name="L4">
        <text:list-item>
          <text:p text:style-name="P21">U/D/L/R: Pitch/Roll Trim</text:p>
        </text:list-item>
      </text:list>
      <text:p text:style-name="P14">When autopilot is active:</text:p>
      <text:list xml:id="list201655123040851" text:continue-numbering="true" text:style-name="L4">
        <text:list-item>
          <text:p text:style-name="P21">U/D: <text:span text:style-name="T10">Set autopilot altitude</text:span></text:p>
        </text:list-item>
        <text:list-item>
          <text:p text:style-name="P27"><text:span text:style-name="T13">L/R: </text:span><text:span text:style-name="T10">Perform standard-rate turn left/right</text:span></text:p>
        </text:list-item>
      </text:list>
      <text:p text:style-name="P15"><text:span text:style-name="T18">MANVR/PC hat</text:span><text:span text:style-name="T15"> – </text:span><text:span text:style-name="T21">Autopilot Control &amp; Weapon Select</text:span></text:p>
      <text:list text:style-name="L5">
        <text:list-item>
          <text:p text:style-name="P28"><text:span text:style-name="T45">U</text:span>:<text:span text:style-name="T30"> </text:span><text:span text:style-name="T42">Altimeter Medium speed up</text:span></text:p>
        </text:list-item>
        <text:list-item>
          <text:p text:style-name="P28"><text:span text:style-name="T45">D</text:span>: <text:span text:style-name="T42">Altimeter Medium speed down</text:span></text:p>
        </text:list-item>
        <text:list-item>
          <text:p text:style-name="P28"><text:span text:style-name="T42">L</text:span>: <text:span text:style-name="T42">Altimeter Fast down</text:span></text:p>
        </text:list-item>
        <text:list-item>
          <text:p text:style-name="P32"><text:span text:style-name="T47">R</text:span><text:span text:style-name="T46">: </text:span><text:span text:style-name="T47">Altimeter Fast up</text:span></text:p>
        </text:list-item>
      </text:list>
      <text:p text:style-name="P4">Dish hat <text:span text:style-name="T45">(pov) -- Weapon Select</text:span></text:p>
      <text:list text:style-name="L6">
        <text:list-item>
          <text:p text:style-name="P26">U: </text:p>
        </text:list-item>
        <text:list-item>
          <text:p text:style-name="P26">D: <text:span text:style-name="T45">Autothrottle disconnect/IR-missile fast select</text:span></text:p>
        </text:list-item>
        <text:list-item>
          <text:p text:style-name="P26">L: Weapon Selector Dial Prev</text:p>
        </text:list-item>
        <text:list-item>
          <text:p text:style-name="P26">R: Weapon Selector Dial Next</text:p>
        </text:list-item>
        <text:list-item>
          <text:p text:style-name="P26">P: </text:p>
        </text:list-item>
      </text:list>
      <text:p text:style-name="P5">Dish Hat (axis) -- RB-05 </text:p>
      <text:list text:style-name="L7">
        <text:list-item>
          <text:p text:style-name="P33"><text:span text:style-name="T24">U</text:span><text:span text:style-name="T29">/D/L/R</text:span><text:span text:style-name="T24">: </text:span><text:span text:style-name="T29">RB 05 stick up/down/left/right</text:span></text:p>
        </text:list-item>
        <text:list-item>
          <text:p text:style-name="P34"><text:span text:style-name="T45">S-U</text:span><text:span text:style-name="T39">: Switch input with flight stick (use main flight stick to steer missile)</text:span></text:p>
        </text:list-item>
      </text:list>
      <text:p text:style-name="P6">Index Finger Hat -- View and Game controls</text:p>
      <text:list text:style-name="WWNum1">
        <text:list-item>
          <text:p text:style-name="P29">F: <text:span text:style-name="T39">VR Telescope</text:span><text:tab/><text:tab/><text:tab/>S-F: <text:span text:style-name="T39">Rearm</text:span></text:p>
        </text:list-item>
        <text:list-item>
          <text:p text:style-name="P29">B: <text:span text:style-name="T39">VR Zoom <text:s text:c="2"/></text:span><text:tab/><text:tab/><text:tab/>S-B: <text:span text:style-name="T39">Active Pause</text:span></text:p>
        </text:list-item>
        <text:list-item>
          <text:p text:style-name="P29">U: <text:span text:style-name="T39">Mouse Click</text:span><text:tab/><text:tab/><text:tab/>S-U: <text:span text:style-name="T39">Scroll Down</text:span></text:p>
        </text:list-item>
        <text:list-item>
          <text:p text:style-name="P29">D: <text:span text:style-name="T39">Mouse Right Click</text:span><text:tab/><text:tab/>S-D: <text:span text:style-name="T39">Scroll Down</text:span></text:p>
        </text:list-item>
        <text:list-item>
          <text:p text:style-name="P23">P: <text:span text:style-name="T39">VR Reset <text:s text:c="23"/></text:span><text:tab/>S-P: <text:span text:style-name="T39">show controls</text:span></text:p>
        </text:list-item>
      </text:list>
      <text:p text:style-name="P15"><text:span text:style-name="T18">Thumb</text:span><text:span text:style-name="T14"> Reset </text:span><text:span text:style-name="T16">H</text:span><text:span text:style-name="T15">at – </text:span><text:span text:style-name="T20">Countermeasures</text:span><text:span text:style-name="T19"> and Altimeter</text:span></text:p>
      <text:list text:style-name="L8">
        <text:list-item>
          <text:p text:style-name="P30">F:<text:span text:style-name="T30"> </text:span><text:span text:style-name="T33">Quick</text:span><text:span text:style-name="T31"> </text:span><text:span text:style-name="T33">Chaff/</text:span><text:span text:style-name="T32">Flare</text:span><text:span text:style-name="T31"> Dispense<text:tab/><text:tab/><text:tab/><text:tab/></text:span>S-F: </text:p>
        </text:list-item>
        <text:list-item>
          <text:p text:style-name="P30">B: <text:tab/><text:tab/><text:tab/><text:tab/><text:tab/><text:tab/><text:span text:style-name="T43">)</text:span><text:tab/><text:tab/>S-B: <text:span text:style-name="T45">Attitude Hold</text:span></text:p>
        </text:list-item>
        <text:list-item>
          <text:p text:style-name="P30"><text:span text:style-name="T42">L</text:span>: --<text:tab/><text:tab/><text:tab/><text:tab/><text:tab/><text:tab/><text:tab/><text:tab/>S-<text:span text:style-name="T42">L</text:span>: <text:span text:style-name="T45">Altitude Hold (also turns on altitude)</text:span></text:p>
        </text:list-item>
        <text:list-item>
          <text:p text:style-name="P31"><text:span text:style-name="T42">R</text:span>: <text:span text:style-name="T30">--<text:tab/><text:tab/><text:tab/><text:tab/><text:tab/><text:tab/><text:tab/></text:span><text:tab/>S-<text:span text:style-name="T42">R</text:span>: </text:p>
        </text:list-item>
        <text:list-item>
          <text:p text:style-name="P24">P: <text:span text:style-name="T43">CMS Dispense Toggle </text:span><text:span text:style-name="T44">(witch on left canopy rail, toggles INT/</text:span><text:span text:style-name="T49">OFF</text:span><text:span text:style-name="T44"> then KONT/</text:span><text:span text:style-name="T49">OFF</text:span><text:span text:style-name="T44">)</text:span></text:p>
        </text:list-item>
        <text:list-item>
          <text:p text:style-name="P25">S-P: Toggle dampers (SPAK) </text:p>
        </text:list-item>
      </text:list>
      <text:p text:style-name="P16"><text:span text:style-name="T15">Brake lever -- </text:span><text:span text:style-name="T35">Switch input with flight stick (use main flight stick to steer missile)</text:span></text:p>
      <text:p text:style-name="P2"><text:span text:style-name="T39">Grip Button</text:span> -- <text:span text:style-name="T48">SHIFT</text:span></text:p>
      <text:p text:style-name="P11"/>
      <text:p text:style-name="P3"/>
      <text:p text:style-name="P9"/>
      <text:p text:style-name="P12"/>
      <text:p text:style-name="P13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20T20:16:52.887000000</dc:date>
    <meta:editing-duration>PT7H1M47S</meta:editing-duration>
    <meta:editing-cycles>46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46" meta:word-count="293" meta:character-count="1675" meta:non-whitespace-character-count="1379"/>
  </office:meta>
</office:document-meta>
</file>